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 office:value-type="string" calcext:value-type="string">
            <text:p>Android Hw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 office:value-type="string" calcext:value-type="string">
            <text:p>HwSmart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/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/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/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/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/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/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/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/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/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/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/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/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5:05:27.96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6:01:27.447000000</dc:date>
    <meta:editing-duration>PT1H52M21S</meta:editing-duration>
    <meta:editing-cycles>71</meta:editing-cycles>
    <meta:generator>LibreOffice/6.1.6.3$Windows_X86_64 LibreOffice_project/5896ab1714085361c45cf540f76f60673dd96a72</meta:generator>
    <meta:document-statistic meta:table-count="1" meta:cell-count="269" meta:object-count="0"/>
  </office:meta>
</office:document-meta>
</file>